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3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4pt" fo:font-weight="bold" officeooo:rsid="000ee74a" officeooo:paragraph-rsid="000ee74a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variant="normal" fo:text-transform="none" style:font-name="Roboto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4" style:family="text">
      <style:text-properties officeooo:rsid="000ee74a" loext:padding="0.049cm" loext:border="0.06pt solid #e1e5eb"/>
    </style:style>
    <style:style style:name="T5" style:family="text">
      <style:text-properties fo:font-weight="bold" style:font-weight-asian="bold" style:font-weight-complex="bold" loext:padding="0.049cm" loext:border="0.06pt solid #e1e5eb"/>
    </style:style>
    <style:style style:name="T6" style:family="text">
      <style:text-properties fo:font-size="14pt" style:font-size-asian="14pt" style:font-size-complex="14pt" loext:padding="0.049cm" loext:border="0.06pt solid #e1e5eb"/>
    </style:style>
    <style:style style:name="T7" style:family="text">
      <style:text-properties fo:font-size="14pt" fo:font-weight="bold" style:font-size-asian="14pt" style:font-weight-asian="bold" style:font-size-complex="14pt" style:font-weight-complex="bold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44792401" text:style-name="L1">
        <text:list-item>
          <text:p text:style-name="P7"><text:span text:style-name="T2">Navegue até a pasta </text:span><text:span text:style-name="Source_20_Text"><text:span text:style-name="T1">unix_tests</text:span></text:span><text:span text:style-name="T2"> ;</text:span></text:p>
        </text:list-item>
      </text:list>
      <text:p text:style-name="P8"><text:span text:style-name="T4">cd </text:span><text:span text:style-name="T2">/home/renatoft89/Documentos/trybe_exercicios/trybe_1.4/unix_tests</text:span></text:p>
      <text:list xml:id="list182730339266951" text:continue-numbering="true" text:style-name="L1">
        <text:list-item>
          <text:p text:style-name="P2"><text:span text:style-name="T2">Rode o comando </text:span><text:a xlink:type="simple" xlink:href="https://linux.die.net/man/1/ls" office:target-frame-name="_blank" xlink:show="new" text:style-name="Internet_20_link" text:visited-style-name="Visited_20_Internet_20_Link"><text:span text:style-name="T3">ls </text:span></text:a><text:span text:style-name="Source_20_Text"><text:span text:style-name="T1">-l</text:span></text:span><text:span text:style-name="T2"> e veja quais as permissões dos arquivos;</text:span></text:p>
          <text:p text:style-name="P4"><text:span text:style-name="T2">total 24</text:span></text:p>
          <text:p text:style-name="P4"><text:span text:style-name="T2">-rw-rw-r-- 1 renatoft89 renatoft89 <text:s/>262 set 23 16:58 arquivo.txt</text:span></text:p>
          <text:p text:style-name="P4"><text:span text:style-name="T2">-rw-rw-r-- 1 renatoft89 renatoft89 2120 set 23 16:52 bunch_of_things.txt</text:span></text:p>
          <text:p text:style-name="P4"><text:span text:style-name="T2">-rw-rw-r-- 1 renatoft89 renatoft89 1842 set 22 15:42 countries.txt</text:span></text:p>
          <text:p text:style-name="P4"><text:span text:style-name="T2">-rw-rw-r-- 1 renatoft89 renatoft89 <text:s/>278 set 23 15:54 phrases2.txt</text:span></text:p>
          <text:p text:style-name="P4"><text:span text:style-name="T2">-rw-rw-r-- 1 renatoft89 renatoft89 <text:s text:c="2"/>63 set 23 15:02 skills2.txt</text:span></text:p>
          <text:p text:style-name="P4"><text:span text:style-name="T2">-rw-rw-r-- 1 renatoft89 renatoft89 <text:s text:c="2"/>18 set 23 15:19 top_skills.txt</text:span></text:p>
          <text:p text:style-name="P2"><text:span text:style-name="T2"/></text:p>
        </text:list-item>
        <text:list-item>
          <text:p text:style-name="P2"><text:span text:style-name="T2">Mude a permissão do arquivo </text:span><text:span text:style-name="Source_20_Text"><text:span text:style-name="T1">bunch_of_things.txt</text:span></text:span><text:span text:style-name="T2"> para que todos os usuários possam ter acesso à leitura e escrita, e verifique se está correto com o comando </text:span><text:span text:style-name="Source_20_Text"><text:span text:style-name="T1">ls -l</text:span></text:span><text:span text:style-name="T2"> ;</text:span></text:p>
          <text:p text:style-name="P4"><text:span text:style-name="T2">chmod o+w bunch_of_things.txt</text:span></text:p>
          <text:p text:style-name="P5"><text:span text:style-name="T2">resultado: -rw-rw-rw- 1 renatoft89 renatoft89 2120 set 23 16:52 bunch_of_things.txt</text:span></text:p>
          <text:p text:style-name="P1"><text:span text:style-name="T2">Resultado esperado: </text:span><text:span text:style-name="Source_20_Text"><text:span text:style-name="T1">-rw-rw-rw- 1 ana ana 1860 ago 13 11:39 bunch_of_things.txt</text:span></text:span></text:p>
        </text:list-item>
        <text:list-item>
          <text:p text:style-name="P2"><text:span text:style-name="T2">Tire a permissão de escrita do arquivo </text:span><text:span text:style-name="Source_20_Text"><text:span text:style-name="T1">bunch_of_things.txt</text:span></text:span><text:span text:style-name="T2"> para todos os usuários, verifique se está correto com o comando </text:span><text:span text:style-name="Source_20_Text"><text:span text:style-name="T1">ls -l</text:span></text:span><text:span text:style-name="T2"> ;</text:span></text:p>
          <text:p text:style-name="P6">chmod o-w bunch_of_things.txt chmod u-w bunch_of_things.txt chmod g-w bunch_of_things.txt</text:p>
          <text:p text:style-name="P6">-r--r--r-- 1 renatoft89 renatoft89 2120 set 23 16:52 bunch_of_things.txt</text:p>
          <text:p text:style-name="P1"><text:span text:style-name="T2">Resultado esperado: </text:span><text:span text:style-name="Source_20_Text"><text:span text:style-name="T1">-r--r--r-- 1 ana ana 1860 ago 13 11:39 bunch_of_things.txt</text:span></text:span></text:p>
        </text:list-item>
        <text:list-item>
          <text:p text:style-name="P2"><text:span text:style-name="T2">Volte à permissão do arquivo </text:span><text:span text:style-name="Source_20_Text"><text:span text:style-name="T1">bunch_of_things.txt</text:span></text:span><text:span text:style-name="T2"> para a listada inicialmente utilizando o comando </text:span><text:span text:style-name="Source_20_Text"><text:span text:style-name="T1">chmod 644 bunch_of_things.txt</text:span></text:span><text:span text:style-name="T2"> .</text:span></text:p>
          <text:p text:style-name="P3"><text:span text:style-name="T2">-rw-r--r-- 1 renatoft89 renatoft89 2120 set 23 16:52 bunch_of_things.txt</text:span></text:p>
          <text:p text:style-name="P1"><text:span text:style-name="T2">Resultado esperado: </text:span><text:span text:style-name="Source_20_Text"><text:span text:style-name="T1">-rw-r--r-- 1 ana ana 1860 ago 13 11:39 bunch_of_things.txt</text:span></text:span></text:p>
        </text:list-item>
      </text:list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8:08:10.507844962</meta:creation-date>
    <meta:generator>LibreOffice/6.4.7.2$Linux_X86_64 LibreOffice_project/40$Build-2</meta:generator>
    <dc:date>2021-09-23T18:27:29.575192539</dc:date>
    <meta:editing-duration>PT8M14S</meta:editing-duration>
    <meta:editing-cycles>1</meta:editing-cycles>
    <meta:document-statistic meta:table-count="0" meta:image-count="0" meta:object-count="0" meta:page-count="1" meta:paragraph-count="22" meta:word-count="228" meta:character-count="1579" meta:non-whitespace-character-count="1376"/>
  </office:meta>
</office:document-meta>
</file>